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84"/>
    <style:style style:name="ce7" style:family="table-cell" style:parent-style-name="Default" style:data-style-name="N84"/>
    <style:style style:name="ce8" style:family="table-cell" style:parent-style-name="Default" style:data-style-name="N37"/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W30</text:p>
          </table:table-cell>
          <table:table-cell office:value-type="float" office:value="1" calcext:value-type="float">
            <text:p>1</text:p>
          </table:table-cell>
          <table:table-cell office:value-type="float" office:value="105000" calcext:value-type="float">
            <text:p>105000</text:p>
          </table:table-cell>
          <table:table-cell table:formula="of:=[.G1]*[.H1]" office:value-type="float" office:value="105000" calcext:value-type="float">
            <text:p>10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W30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table:formula="of:=[.G2]*[.H2]"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filtro_air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formula="of:=[.G3]*[.H3]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freno_pastill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4]*[.H4]"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formula="of:=[.G5]*[.H5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W30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table:formula="of:=[.G6]*[.H6]"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filtro_ai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cker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formula="of:=[.G7]*[.H7]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W30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table:formula="of:=[.G8]*[.H8]"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2" calcext:value-type="float">
            <text:p>1682</text:p>
          </table:table-cell>
          <table:table-cell table:style-name="ce9" office:value-type="string" calcext:value-type="string">
            <text:p>filtro_aire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formula="of:=[.G9]*[.H9]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freno_pastil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lanteras</text:p>
          </table:table-cell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10]*[.H10]"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formula="of:=[.G11]*[.H11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W30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table:formula="of:=[.G12]*[.H12]"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date" office:date-value="2022-09-01" calcext:value-type="date">
            <text:p>2022-09-01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filtro_acei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table:formula="of:=[.G13]*[.H13]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date" office:date-value="2022-08-31" calcext:value-type="date">
            <text:p>2022-08-31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motor_radiado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 table:formula="of:=[.G14]*[.H14]" office:value-type="float" office:value="125000" calcext:value-type="float">
            <text:p>125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chip_llave_cambio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000" calcext:value-type="float">
            <text:p>185000</text:p>
          </table:table-cell>
          <table:table-cell table:formula="of:=[.G15]*[.H15]" office:value-type="float" office:value="185000" calcext:value-type="float">
            <text:p>18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table:formula="of:=[.G16]*[.H16]"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filtro_air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00" calcext:value-type="float">
            <text:p>18000</text:p>
          </table:table-cell>
          <table:table-cell table:formula="of:=[.G17]*[.H17]"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aceite_element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  <table:table-cell table:formula="of:=[.G18]*[.H18]"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kit_embriagu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50000" calcext:value-type="float">
            <text:p>2450000</text:p>
          </table:table-cell>
          <table:table-cell table:formula="of:=[.G19]*[.H19]" office:value-type="float" office:value="2450000" calcext:value-type="float">
            <text:p>245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aceite_caja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table:formula="of:=[.G20]*[.H20]"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0000" calcext:value-type="float">
            <text:p>350000</text:p>
          </table:table-cell>
          <table:table-cell table:formula="of:=[.G21]*[.H21]"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500" calcext:value-type="float">
            <text:p>57500</text:p>
          </table:table-cell>
          <table:table-cell table:formula="of:=[.G22]*[.H22]" office:value-type="float" office:value="57500" calcext:value-type="float">
            <text:p>575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filtro_acei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500" calcext:value-type="float">
            <text:p>57500</text:p>
          </table:table-cell>
          <table:table-cell table:formula="of:=[.G23]*[.H23]" office:value-type="float" office:value="57500" calcext:value-type="float">
            <text:p>57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filtro_air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formula="of:=[.G24]*[.H24]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filtro_petroleo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table:formula="of:=[.G25]*[.H25]"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aceite_diferencial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26]*[.H26]"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bieleta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[.G27]*[.H27]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date" office:date-value="2022-08-30" calcext:value-type="date">
            <text:p>2022-08-30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luces_revisió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0" calcext:value-type="float">
            <text:p>950</text:p>
          </table:table-cell>
          <table:table-cell table:formula="of:=[.G28]*[.H28]"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date" office:date-value="2022-08-29" calcext:value-type="date">
            <text:p>2022-08-29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reparacio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3100" calcext:value-type="float">
            <text:p>493100</text:p>
          </table:table-cell>
          <table:table-cell table:formula="of:=[.G29]*[.H29]" office:value-type="float" office:value="493100" calcext:value-type="float">
            <text:p>493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date" office:date-value="2022-08-29" calcext:value-type="date">
            <text:p>2022-08-29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mangera agua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formula="of:=[.G30]*[.H30]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date" office:date-value="2022-07-29" calcext:value-type="date">
            <text:p>2022-07-29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cooler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table:formula="of:=[.G31]*[.H31]"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date" office:date-value="2022-07-29" calcext:value-type="date">
            <text:p>2022-07-29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formula="of:=[.G32]*[.H32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date" office:date-value="2022-08-27" calcext:value-type="date">
            <text:p>2022-08-27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mantencio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5000" calcext:value-type="float">
            <text:p>155000</text:p>
          </table:table-cell>
          <table:table-cell table:formula="of:=[.G33]*[.H33]" office:value-type="float" office:value="155000" calcext:value-type="float">
            <text:p>155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date" office:date-value="2022-08-25" calcext:value-type="date">
            <text:p>2022-08-25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W30</text:p>
          </table:table-cell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34]*[.H34]"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date" office:date-value="2022-08-25" calcext:value-type="date">
            <text:p>2022-08-25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filtro_acei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table:formula="of:=[.G35]*[.H35]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W30</text:p>
          </table:table-cell>
          <table:table-cell office:value-type="float" office:value="1" calcext:value-type="float">
            <text:p>1</text:p>
          </table:table-cell>
          <table:table-cell office:value-type="float" office:value="105000" calcext:value-type="float">
            <text:p>105000</text:p>
          </table:table-cell>
          <table:table-cell table:formula="of:=[.G36]*[.H36]" office:value-type="float" office:value="105000" calcext:value-type="float">
            <text:p>105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filtro_air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00" calcext:value-type="float">
            <text:p>18000</text:p>
          </table:table-cell>
          <table:table-cell table:formula="of:=[.G37]*[.H37]"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filtro_petroleo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00" calcext:value-type="float">
            <text:p>28000</text:p>
          </table:table-cell>
          <table:table-cell table:formula="of:=[.G38]*[.H38]"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freno_disco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table:formula="of:=[.G39]*[.H39]"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freno_pastill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40]*[.H40]"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table:formula="of:=[.G41]*[.H41]"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500" calcext:value-type="float">
            <text:p>52500</text:p>
          </table:table-cell>
          <table:table-cell table:formula="of:=[.G42]*[.H42]" office:value-type="float" office:value="52500" calcext:value-type="float">
            <text:p>525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filtro_acei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500" calcext:value-type="float">
            <text:p>52500</text:p>
          </table:table-cell>
          <table:table-cell table:formula="of:=[.G43]*[.H43]" office:value-type="float" office:value="52500" calcext:value-type="float">
            <text:p>525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filtro_petroleo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00" calcext:value-type="float">
            <text:p>28000</text:p>
          </table:table-cell>
          <table:table-cell table:formula="of:=[.G44]*[.H44]"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filtro_petroleo_decantado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00" calcext:value-type="float">
            <text:p>28000</text:p>
          </table:table-cell>
          <table:table-cell table:formula="of:=[.G45]*[.H45]"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filtro_air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00" calcext:value-type="float">
            <text:p>18000</text:p>
          </table:table-cell>
          <table:table-cell table:formula="of:=[.G46]*[.H46]"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freno_disco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table:formula="of:=[.G47]*[.H47]"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freno_pastill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48]*[.H48]"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" office:value-type="date" office:date-value="2022-08-24" calcext:value-type="date">
            <text:p>2022-08-24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table:formula="of:=[.G49]*[.H49]"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date" office:date-value="2022-08-04" calcext:value-type="date">
            <text:p>2022-08-04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ampollet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formula="of:=[.G50]*[.H50]"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date" office:date-value="2022-08-03" calcext:value-type="date">
            <text:p>2022-08-03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 table:formula="of:=[.G51]*[.H51]" office:value-type="float" office:value="125000" calcext:value-type="float">
            <text:p>125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date" office:date-value="2022-08-02" calcext:value-type="date">
            <text:p>2022-08-02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table:formula="of:=[.G52]*[.H52]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7" office:value-type="date" office:date-value="2022-08-02" calcext:value-type="date">
            <text:p>2022-08-02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filtro_air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00" calcext:value-type="float">
            <text:p>28000</text:p>
          </table:table-cell>
          <table:table-cell table:formula="of:=[.G53]*[.H53]"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7" office:value-type="date" office:date-value="2022-08-02" calcext:value-type="date">
            <text:p>2022-08-02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filtro_petroleo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table:formula="of:=[.G54]*[.H54]"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7" office:value-type="date" office:date-value="2022-08-02" calcext:value-type="date">
            <text:p>2022-08-02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filtro_pole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55]*[.H55]"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7" office:value-type="date" office:date-value="2022-08-02" calcext:value-type="date">
            <text:p>2022-08-02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elemento_air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table:formula="of:=[.G56]*[.H56]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7" office:value-type="date" office:date-value="2022-08-02" calcext:value-type="date">
            <text:p>2022-08-02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formula="of:=[.G57]*[.H57]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" office:value-type="date" office:date-value="2022-07-28" calcext:value-type="date">
            <text:p>2022-07-28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arriendo camioneta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0000" calcext:value-type="float">
            <text:p>70000</text:p>
          </table:table-cell>
          <table:table-cell table:formula="of:=[.G58]*[.H58]" office:value-type="float" office:value="1680000" calcext:value-type="float">
            <text:p>168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" office:value-type="date" office:date-value="2022-07-28" calcext:value-type="date">
            <text:p>2022-07-28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W40</text:p>
          </table:table-cell>
          <table:table-cell office:value-type="float" office:value="8" calcext:value-type="float">
            <text:p>8</text:p>
          </table:table-cell>
          <table:table-cell office:value-type="float" office:value="12500" calcext:value-type="float">
            <text:p>12500</text:p>
          </table:table-cell>
          <table:table-cell table:formula="of:=[.G59]*[.H59]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date" office:date-value="2022-07-28" calcext:value-type="date">
            <text:p>2022-07-28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kit_embriagu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000" calcext:value-type="float">
            <text:p>185000</text:p>
          </table:table-cell>
          <table:table-cell table:formula="of:=[.G60]*[.H60]" office:value-type="float" office:value="185000" calcext:value-type="float">
            <text:p>185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" office:value-type="date" office:date-value="2022-07-28" calcext:value-type="date">
            <text:p>2022-07-28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aceite_caja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table:formula="of:=[.G61]*[.H61]"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" office:value-type="date" office:date-value="2023-07-28" calcext:value-type="date">
            <text:p>2023-07-28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bateri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000</text:p>
          </table:table-cell>
          <table:table-cell table:formula="of:=[.G62]*[.H62]" office:value-type="float" office:value="130000" calcext:value-type="float">
            <text:p>13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" office:value-type="date" office:date-value="2024-07-28" calcext:value-type="date">
            <text:p>2024-07-28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000</text:p>
          </table:table-cell>
          <table:table-cell table:formula="of:=[.G63]*[.H63]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" office:value-type="date" office:date-value="2022-07-28" calcext:value-type="date">
            <text:p>2022-07-28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rt_prepara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table:formula="of:=[.G64]*[.H64]"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formula="of:=[.G65]*[.H65]"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iltro_petroleo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formula="of:=[.G66]*[.H66]"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iltro_air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000" calcext:value-type="float">
            <text:p>44000</text:p>
          </table:table-cell>
          <table:table-cell table:formula="of:=[.G67]*[.H67]" office:value-type="float" office:value="44000" calcext:value-type="float">
            <text:p>44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iltro_acei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00" calcext:value-type="float">
            <text:p>18000</text:p>
          </table:table-cell>
          <table:table-cell table:formula="of:=[.G68]*[.H68]"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foco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69]*[.H69]"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freno_pastill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000" calcext:value-type="float">
            <text:p>55000</text:p>
          </table:table-cell>
          <table:table-cell table:formula="of:=[.G70]*[.H70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freno_pastill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71]*[.H71]"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mpollet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formula="of:=[.G72]*[.H72]"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formula="of:=[.G73]*[.H73]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motor_partid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000" calcext:value-type="float">
            <text:p>180000</text:p>
          </table:table-cell>
          <table:table-cell table:formula="of:=[.G74]*[.H74]"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table:formula="of:=[.G75]*[.H75]"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freno_disco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table:formula="of:=[.G76]*[.H76]"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freno_pastill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000" calcext:value-type="float">
            <text:p>55000</text:p>
          </table:table-cell>
          <table:table-cell table:formula="of:=[.G77]*[.H77]"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disco_rectificado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table:formula="of:=[.G78]*[.H78]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freno_pastill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000" calcext:value-type="float">
            <text:p>65000</text:p>
          </table:table-cell>
          <table:table-cell table:formula="of:=[.G79]*[.H79]"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ace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W30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table:formula="of:=[.G80]*[.H80]"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elemento_acei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00" calcext:value-type="float">
            <text:p>9600</text:p>
          </table:table-cell>
          <table:table-cell table:formula="of:=[.G81]*[.H81]"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filtro_petroleo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82]*[.H82]"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filtro_air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table:formula="of:=[.G83]*[.H83]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table:formula="of:=[.G84]*[.H84]"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ampollet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table:formula="of:=[.G85]*[.H85]"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freno_disco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5000" calcext:value-type="float">
            <text:p>115000</text:p>
          </table:table-cell>
          <table:table-cell table:formula="of:=[.G86]*[.H86]" office:value-type="float" office:value="115000" calcext:value-type="float">
            <text:p>115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freno_pastill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87]*[.H87]"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neumatic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000" calcext:value-type="float">
            <text:p>75000</text:p>
          </table:table-cell>
          <table:table-cell table:formula="of:=[.G88]*[.H88]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ampollet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table:formula="of:=[.G89]*[.H89]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alineacio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00" calcext:value-type="float">
            <text:p>18000</text:p>
          </table:table-cell>
          <table:table-cell table:formula="of:=[.G90]*[.H90]"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h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table:formula="of:=[.G91]*[.H91]" office:value-type="float" office:value="45000" calcext:value-type="float">
            <text:p>45000</text:p>
          </table:table-cell>
        </table:table-row>
        <table:table-row table:style-name="ro1" table:number-rows-repeated="104848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Noto Sans Arabic UI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-00-0000</text:date>, <text:time style:data-style-name="N2" text:time-value="15:15:14.126145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3:38:04.056283127</meta:creation-date>
    <dc:date>2022-09-18T13:51:16.554848191</dc:date>
    <meta:editing-duration>PT58M3S</meta:editing-duration>
    <meta:editing-cycles>14</meta:editing-cycles>
    <meta:generator>LibreOffice/7.1.4.2$Linux_X86_64 LibreOffice_project/a529a4fab45b75fefc5b6226684193eb000654f6</meta:generator>
    <meta:document-statistic meta:table-count="1" meta:cell-count="739" meta:object-count="0"/>
  </office:meta>
</office:document-meta>
</file>